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dee6ef" draw:fill-color="#ffffff" draw:textarea-horizontal-align="justify" draw:textarea-vertical-align="middle" draw:auto-grow-height="false" fo:min-height="24.007cm" fo:min-width="15.729cm"/>
    </style:style>
    <style:style style:name="gr2" style:family="graphic" style:parent-style-name="standard">
      <style:graphic-properties draw:stroke="dash" draw:stroke-dash="Long_20_Dot" draw:fill-color="#e6e8f0" draw:textarea-horizontal-align="justify" draw:textarea-vertical-align="middle" draw:auto-grow-height="false" fo:min-height="2.232cm" fo:min-width="2.617cm"/>
    </style:style>
    <style:style style:name="gr3" style:family="graphic" style:parent-style-name="standard">
      <style:graphic-properties draw:stroke="dash" draw:stroke-dash="Long_20_Dot" draw:fill-color="#e6e8f0" draw:textarea-horizontal-align="justify" draw:textarea-vertical-align="middle" draw:auto-grow-height="false" fo:min-height="7.296cm" fo:min-width="2.601cm"/>
    </style:style>
    <style:style style:name="gr4" style:family="graphic" style:parent-style-name="standard">
      <style:graphic-properties draw:stroke="dash" draw:stroke-dash="Long_20_Dot" draw:fill-color="#e6e8f0" draw:textarea-horizontal-align="justify" draw:textarea-vertical-align="middle" draw:auto-grow-height="false" fo:min-height="17.456cm" fo:min-width="2.601cm"/>
    </style:style>
    <style:style style:name="gr5" style:family="graphic" style:parent-style-name="standard">
      <style:graphic-properties draw:textarea-horizontal-align="justify" draw:textarea-vertical-align="middle" draw:auto-grow-height="false" fo:min-height="1.274cm" fo:min-width="1.913cm"/>
    </style:style>
    <style:style style:name="gr6" style:family="graphic" style:parent-style-name="objectwithoutfill">
      <style:graphic-properties svg:stroke-color="#333333" draw:marker-end="Rounded_20_short_20_Arrow" draw:marker-end-width="0.3cm" draw:fill="solid" draw:fill-color="#333333" draw:textarea-vertical-align="middle"/>
    </style:style>
    <style:style style:name="gr7" style:family="graphic" style:parent-style-name="objectwithoutfill">
      <style:graphic-properties draw:stroke="dash" draw:stroke-dash="Double_20_Dash" svg:stroke-color="#3465a4" draw:marker-end="Arrow_20_concave" draw:marker-end-width="0.3cm" draw:fill="solid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904cm" fo:min-width="1.543cm"/>
    </style:style>
    <style:style style:name="gr9" style:family="graphic" style:parent-style-name="standard">
      <style:graphic-properties draw:textarea-horizontal-align="justify" draw:textarea-vertical-align="middle" draw:auto-grow-height="false" fo:min-height="1.2cm" fo:min-width="1.83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.70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.42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2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.22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.22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.04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.0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1.10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151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e6e8f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333333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4pt" style:font-size-asian="18pt" style:font-size-complex="18pt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14pt" style:font-size-asian="18pt" style:font-size-complex="18pt"/>
    </style:style>
    <style:style style:name="P8" style:family="paragraph">
      <loext:graphic-properties draw:fill="none" draw:fill-color="#ffffff"/>
      <style:paragraph-properties style:writing-mode="lr-tb"/>
      <style:text-properties fo:color="#000000" fo:font-size="10pt" style:font-size-asian="10pt" style:font-size-complex="10pt"/>
    </style:style>
    <style:style style:name="P9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229cm" svg:height="24.257cm" svg:x="2.397cm" svg:y="2.6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175cm" svg:height="2.54cm" svg:x="3.259cm" svg:y="23.2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863.7279596977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175cm" svg:height="2.54cm" svg:x="14.689cm" svg:y="15.7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863.7279596977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175cm" svg:height="2.54cm" svg:x="10.879cm" svg:y="8.08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863.7279596977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175cm" svg:height="7.62cm" svg:x="10.879cm" svg:y="13.16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863.7279596977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.175cm" svg:height="17.78cm" svg:x="7.069cm" svg:y="5.54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863.7279596977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2.413cm" svg:height="1.524cm" svg:x="7.45cm" svg:y="6.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.413cm" svg:height="1.524cm" svg:x="11.26cm" svg:y="8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.413cm" svg:height="1.524cm" svg:x="7.45cm" svg:y="11.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.413cm" svg:height="1.524cm" svg:x="15.07cm" svg:y="16.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.413cm" svg:height="1.524cm" svg:x="11.26cm" svg:y="1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.413cm" svg:height="1.524cm" svg:x="7.45cm" svg:y="21.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.413cm" svg:height="1.524cm" svg:x="11.26cm" svg:y="18.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6" draw:text-style-name="P4" draw:layer="layout" svg:x1="4.91cm" svg:y1="5.164cm" svg:x2="8.72cm" svg:y2="6.18cm">
            <text:p/>
          </draw:line>
          <draw:line draw:style-name="gr6" draw:text-style-name="P4" draw:layer="layout" svg:x1="8.72cm" svg:y1="7.704cm" svg:x2="12.53cm" svg:y2="8.72cm">
            <text:p/>
          </draw:line>
          <draw:line draw:style-name="gr6" draw:text-style-name="P4" draw:layer="layout" svg:x1="8.72cm" svg:y1="12.784cm" svg:x2="12.53cm" svg:y2="13.8cm">
            <text:p/>
          </draw:line>
          <draw:line draw:style-name="gr6" draw:text-style-name="P4" draw:layer="layout" svg:x1="12.53cm" svg:y1="15.324cm" svg:x2="16.34cm" svg:y2="16.34cm">
            <text:p/>
          </draw:line>
          <draw:line draw:style-name="gr6" draw:text-style-name="P4" draw:layer="layout" svg:x1="16.34cm" svg:y1="17.864cm" svg:x2="12.53cm" svg:y2="18.88cm">
            <text:p/>
          </draw:line>
          <draw:line draw:style-name="gr6" draw:text-style-name="P4" draw:layer="layout" svg:x1="12.53cm" svg:y1="20.404cm" svg:x2="8.72cm" svg:y2="21.42cm">
            <text:p/>
          </draw:line>
          <draw:line draw:style-name="gr6" draw:text-style-name="P4" draw:layer="layout" svg:x1="8.72cm" svg:y1="22.944cm" svg:x2="4.91cm" svg:y2="23.96cm">
            <text:p/>
          </draw:line>
          <draw:line draw:style-name="gr6" draw:text-style-name="P4" draw:layer="layout" svg:x1="12.53cm" svg:y1="10.244cm" svg:x2="8.72cm" svg:y2="11.26cm">
            <text:p/>
          </draw:line>
          <draw:line draw:style-name="gr6" draw:text-style-name="P4" draw:layer="layout" svg:x1="12.53cm" svg:y1="21.532cm" svg:x2="12.53cm" svg:y2="22.548cm">
            <text:p/>
          </draw:line>
        </draw:g>
        <draw:g>
          <draw:line draw:style-name="gr7" draw:text-style-name="P5" draw:layer="layout" svg:x1="4.91cm" svg:y1="5.164cm" svg:x2="4.91cm" svg:y2="23.96cm">
            <text:p/>
          </draw:line>
          <draw:line draw:style-name="gr7" draw:text-style-name="P5" draw:layer="layout" svg:x1="8.72cm" svg:y1="7.704cm" svg:x2="8.72cm" svg:y2="11.26cm">
            <text:p/>
          </draw:line>
          <draw:line draw:style-name="gr7" draw:text-style-name="P5" draw:layer="layout" svg:x1="8.72cm" svg:y1="12.784cm" svg:x2="8.72cm" svg:y2="21.42cm">
            <text:p/>
          </draw:line>
          <draw:line draw:style-name="gr7" draw:text-style-name="P5" draw:layer="layout" svg:x1="12.53cm" svg:y1="15.324cm" svg:x2="12.53cm" svg:y2="18.88cm">
            <text:p/>
          </draw:line>
          <draw:line draw:style-name="gr7" draw:text-style-name="P5" draw:layer="layout" svg:x1="12.53cm" svg:y1="22.944cm" svg:x2="12.53cm" svg:y2="23.833cm">
            <text:p/>
          </draw:line>
        </draw:g>
        <draw:custom-shape draw:style-name="gr8" draw:text-style-name="P3" draw:layer="layout" svg:width="2.413cm" svg:height="1.524cm" svg:x="3.64cm" svg:y="3.6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8994.09836065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2.413cm" svg:height="1.524cm" svg:x="3.64cm" svg:y="23.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98.81967213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6" draw:layer="layout" svg:width="3.283cm" svg:height="1.361cm" svg:x="7.215cm" svg:y="4.716cm">
          <draw:text-box>
            <text:p><text:span text:style-name="T1">EndpointA</text:span></text:p>
          </draw:text-box>
        </draw:frame>
        <draw:frame draw:style-name="gr11" draw:text-style-name="P6" draw:layer="layout" svg:width="3.302cm" svg:height="1.361cm" svg:x="11.006cm" svg:y="7.229cm">
          <draw:text-box>
            <text:p><text:span text:style-name="T1">EndpointB</text:span></text:p>
          </draw:text-box>
        </draw:frame>
        <draw:frame draw:style-name="gr12" draw:text-style-name="P6" draw:layer="layout" svg:width="3.048cm" svg:height="0.889cm" svg:x="11.006cm" svg:y="12.403cm">
          <draw:text-box>
            <text:p><text:span text:style-name="T1">EndpointC</text:span></text:p>
          </draw:text-box>
        </draw:frame>
        <draw:frame draw:style-name="gr12" draw:text-style-name="P6" draw:layer="layout" svg:width="3.048cm" svg:height="0.889cm" svg:x="14.816cm" svg:y="14.943cm">
          <draw:text-box>
            <text:p><text:span text:style-name="T1">EndpointD</text:span></text:p>
          </draw:text-box>
        </draw:frame>
        <draw:frame draw:style-name="gr12" draw:text-style-name="P6" draw:layer="layout" svg:width="3.048cm" svg:height="0.889cm" svg:x="3.386cm" svg:y="25.865cm">
          <draw:text-box>
            <text:p><text:span text:style-name="T1">Terminator</text:span></text:p>
          </draw:text-box>
        </draw:frame>
        <draw:frame draw:style-name="gr13" draw:text-style-name="P6" draw:layer="layout" svg:width="2.627cm" svg:height="1.361cm" svg:x="3.807cm" svg:y="2.838cm">
          <draw:text-box>
            <text:p><text:span text:style-name="T1">Initiator</text:span></text:p>
          </draw:text-box>
        </draw:frame>
        <draw:frame draw:style-name="gr14" draw:text-style-name="P7" draw:layer="layout" svg:width="2.413cm" svg:height="0.806cm" svg:x="7.45cm" svg:y="6.561cm">
          <draw:text-box>
            <text:p text:style-name="P3"><text:span text:style-name="T1"><text:s text:c="3"/></text:span><text:span text:style-name="T1">initial</text:span></text:p>
          </draw:text-box>
        </draw:frame>
        <draw:frame draw:style-name="gr14" draw:text-style-name="P7" draw:layer="layout" svg:width="2.413cm" svg:height="0.806cm" svg:x="7.45cm" svg:y="11.641cm">
          <draw:text-box>
            <text:p text:style-name="P3"><text:span text:style-name="T1"><text:s text:c="2"/></text:span><text:span text:style-name="T1">stage1</text:span></text:p>
          </draw:text-box>
        </draw:frame>
        <draw:frame draw:style-name="gr14" draw:text-style-name="P7" draw:layer="layout" svg:width="2.413cm" svg:height="0.806cm" svg:x="7.45cm" svg:y="21.761cm">
          <draw:text-box>
            <text:p text:style-name="P3"><text:span text:style-name="T1"><text:s text:c="2"/></text:span><text:span text:style-name="T1">stage2</text:span></text:p>
          </draw:text-box>
        </draw:frame>
        <draw:frame draw:style-name="gr14" draw:text-style-name="P7" draw:layer="layout" svg:width="2.413cm" svg:height="0.806cm" svg:x="3.64cm" svg:y="24.301cm">
          <draw:text-box>
            <text:p text:style-name="P3"><text:span text:style-name="T1"><text:s text:c="3"/></text:span><text:span text:style-name="T1">single</text:span></text:p>
          </draw:text-box>
        </draw:frame>
        <draw:frame draw:style-name="gr14" draw:text-style-name="P7" draw:layer="layout" svg:width="2.413cm" svg:height="0.806cm" svg:x="11.26cm" svg:y="9.061cm">
          <draw:text-box>
            <text:p text:style-name="P3"><text:span text:style-name="T1"><text:s text:c="3"/></text:span><text:span text:style-name="T1">single</text:span></text:p>
          </draw:text-box>
        </draw:frame>
        <draw:frame draw:style-name="gr14" draw:text-style-name="P7" draw:layer="layout" svg:width="2.413cm" svg:height="0.806cm" svg:x="11.26cm" svg:y="14.141cm">
          <draw:text-box>
            <text:p text:style-name="P3"><text:span text:style-name="T1"><text:s text:c="3"/></text:span><text:span text:style-name="T1">initial</text:span></text:p>
          </draw:text-box>
        </draw:frame>
        <draw:frame draw:style-name="gr14" draw:text-style-name="P7" draw:layer="layout" svg:width="2.413cm" svg:height="0.806cm" svg:x="15.07cm" svg:y="16.681cm">
          <draw:text-box>
            <text:p text:style-name="P3"><text:span text:style-name="T1"><text:s text:c="3"/></text:span><text:span text:style-name="T1">single</text:span></text:p>
          </draw:text-box>
        </draw:frame>
        <draw:frame draw:style-name="gr14" draw:text-style-name="P7" draw:layer="layout" svg:width="2.413cm" svg:height="0.806cm" svg:x="11.26cm" svg:y="19.221cm">
          <draw:text-box>
            <text:p text:style-name="P3"><text:span text:style-name="T1"><text:s text:c="2"/></text:span><text:span text:style-name="T1">stage1</text:span></text:p>
          </draw:text-box>
        </draw:frame>
        <draw:frame draw:style-name="gr15" draw:text-style-name="P8" draw:layer="layout" svg:width="1.675cm" svg:height="0.645cm" svg:x="5.394cm" svg:y="5.164cm">
          <draw:text-box>
            <text:p><text:span text:style-name="T2">request</text:span></text:p>
          </draw:text-box>
        </draw:frame>
        <draw:frame draw:style-name="gr16" draw:text-style-name="P8" draw:layer="layout" svg:width="1.675cm" svg:height="0.645cm" svg:x="13.522cm" svg:y="15.441cm">
          <draw:text-box>
            <text:p><text:span text:style-name="T2">request</text:span></text:p>
          </draw:text-box>
        </draw:frame>
        <draw:frame draw:style-name="gr16" draw:text-style-name="P8" draw:layer="layout" svg:width="1.675cm" svg:height="0.645cm" svg:x="9.712cm" svg:y="12.911cm">
          <draw:text-box>
            <text:p><text:span text:style-name="T2">request</text:span></text:p>
          </draw:text-box>
        </draw:frame>
        <draw:frame draw:style-name="gr15" draw:text-style-name="P8" draw:layer="layout" svg:width="1.675cm" svg:height="0.645cm" svg:x="9.585cm" svg:y="7.821cm">
          <draw:text-box>
            <text:p><text:span text:style-name="T2">request</text:span></text:p>
          </draw:text-box>
        </draw:frame>
        <draw:frame draw:style-name="gr17" draw:text-style-name="P8" draw:layer="layout" svg:width="1.264cm" svg:height="0.645cm" svg:x="9.77cm" svg:y="10.388cm">
          <draw:text-box>
            <text:p><text:span text:style-name="T2">reply</text:span></text:p>
          </draw:text-box>
        </draw:frame>
        <draw:frame draw:style-name="gr18" draw:text-style-name="P8" draw:layer="layout" svg:width="1.264cm" svg:height="0.645cm" svg:x="13.646cm" svg:y="17.981cm">
          <draw:text-box>
            <text:p><text:span text:style-name="T2">reply</text:span></text:p>
          </draw:text-box>
        </draw:frame>
        <draw:frame draw:style-name="gr18" draw:text-style-name="P8" draw:layer="layout" svg:width="1.264cm" svg:height="0.645cm" svg:x="9.615cm" svg:y="20.521cm">
          <draw:text-box>
            <text:p><text:span text:style-name="T2">reply</text:span></text:p>
          </draw:text-box>
        </draw:frame>
        <draw:frame draw:style-name="gr17" draw:text-style-name="P8" draw:layer="layout" svg:width="1.264cm" svg:height="0.645cm" svg:x="5.926cm" svg:y="23.071cm">
          <draw:text-box>
            <text:p><text:span text:style-name="T2">reply</text:span></text:p>
          </draw:text-box>
        </draw:frame>
        <draw:frame draw:style-name="gr19" draw:text-style-name="P9" draw:layer="layout" svg:width="3.69cm" svg:height="0.725cm" svg:x="12.784cm" svg:y="21.701cm">
          <draw:text-box>
            <text:p><text:span text:style-name="T3">Logical message</text:span></text:p>
          </draw:text-box>
        </draw:frame>
        <draw:frame draw:style-name="gr20" draw:text-style-name="P9" draw:layer="layout" svg:width="1.497cm" svg:height="0.725cm" svg:x="12.777cm" svg:y="22.944cm">
          <draw:text-box>
            <text:p><text:span text:style-name="T3">Stat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ouble_20_Dash" draw:display-name="Double Dash" draw:style="rect" draw:dots1="1" draw:dots1-length="1100%" draw:dots2="1" draw:dots2-length="1100%" draw:distance="5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4T22:42:12.778328444</meta:creation-date>
    <dc:date>2021-09-26T11:04:13.533354633</dc:date>
    <meta:editing-duration>PT11H41M12S</meta:editing-duration>
    <meta:editing-cycles>3</meta:editing-cycles>
    <meta:generator>LibreOffice/6.4.7.2$Linux_X86_64 LibreOffice_project/40$Build-2</meta:generator>
    <meta:document-statistic meta:object-count="55"/>
  </office:meta>
</office:document-meta>
</file>